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83f94" officeooo:paragraph-rsid="00183f94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83f94" officeooo:paragraph-rsid="00183f94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83f94" officeooo:paragraph-rsid="001bba0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83f94" officeooo:paragraph-rsid="001c9f38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bba04" officeooo:paragraph-rsid="001bba04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183f94" officeooo:paragraph-rsid="00183f9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1c9f38" officeooo:paragraph-rsid="001c9f38" style:font-size-asian="15pt" style:font-weight-asian="normal" style:font-size-complex="15pt" style:font-weight-complex="normal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bba04" style:font-size-asian="13.1000003814697pt" style:font-size-complex="15pt"/>
    </style:style>
    <style:style style:name="T3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4" style:family="text">
      <style:text-properties fo:font-size="15pt" fo:font-weight="bold" officeooo:rsid="00183f94" style:font-size-asian="13.1000003814697pt" style:font-weight-asian="bold" style:font-size-complex="15pt" style:font-weight-complex="bold"/>
    </style:style>
    <style:style style:name="T5" style:family="text">
      <style:text-properties fo:font-size="15pt" fo:font-weight="bold" officeooo:rsid="001c9f38" style:font-size-asian="13.1000003814697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span text:style-name="T4">Aurtomotive Interview questions.</text:span></text:p>
      <text:p text:style-name="P6"/>
      <text:p text:style-name="P6"/>
      <text:p text:style-name="P1"><text:span text:style-name="T3">Questions that were asked by the Raghavendra Irani.</text:span></text:p>
      <text:p text:style-name="P1"/>
      <text:p text:style-name="P2"><text:span text:style-name="T1">1. What is storage class specifiers? and its type</text:span></text:p>
      <text:p text:style-name="P2"><text:span text:style-name="T1">2. difference between inline function and macro</text:span></text:p>
      <text:p text:style-name="P2"><text:span text:style-name="T1">3. difference between volatile and const volatile</text:span></text:p>
      <text:p text:style-name="P2"><text:span text:style-name="T1">4. What is function pointer ? give one example</text:span></text:p>
      <text:p text:style-name="P2"><text:span text:style-name="T1">5. <text:s/>WAP to count no of times the particular character present in the given string</text:span></text:p>
      <text:p text:style-name="P2"><text:span text:style-name="T1">6. WAP to print</text:span></text:p>
      <text:p text:style-name="P2"><text:span text:style-name="T1"><text:s text:c="17"/>*</text:span></text:p>
      <text:p text:style-name="P2"><text:span text:style-name="T1"><text:s text:c="17"/>*</text:span></text:p>
      <text:p text:style-name="P2"><text:span text:style-name="T1"><text:s text:c="11"/>* * * * *</text:span></text:p>
      <text:p text:style-name="P2"><text:span text:style-name="T1"><text:s text:c="17"/>*</text:span></text:p>
      <text:p text:style-name="P2"><text:span text:style-name="T1"><text:s text:c="17"/>*</text:span></text:p>
      <text:p text:style-name="P2"><text:span text:style-name="T1">7. what is process stack? and explain it</text:span></text:p>
      <text:p text:style-name="P2"><text:span text:style-name="T1">8. difference between typedef and macro</text:span></text:p>
      <text:p text:style-name="P2"/>
      <text:p text:style-name="P2"/>
      <text:p text:style-name="P2"><text:span text:style-name="T3">Questions that were asked by the Vishwanath B.</text:span></text:p>
      <text:p text:style-name="P2"/>
      <text:p text:style-name="P2"/>
      <text:p text:style-name="P2"><text:span text:style-name="T3"><text:s text:c="2"/></text:span><text:span text:style-name="T1"><text:s text:c="2"/>1. <text:s/>tell me about yourself</text:span></text:p>
      <text:p text:style-name="P2"><text:span text:style-name="T1"><text:s text:c="4"/>2. <text:s/>tell what these things are</text:span></text:p>
      <text:p text:style-name="P2"><text:span text:style-name="T1"><text:s text:c="12"/>1. int a;</text:span></text:p>
      <text:p text:style-name="P2"><text:span text:style-name="T1"><text:s text:c="12"/>2. char b = 1;</text:span></text:p>
      <text:p text:style-name="P2"><text:span text:style-name="T1"><text:s text:c="12"/>3. extern int a;</text:span></text:p>
      <text:p text:style-name="P2"><text:span text:style-name="T1"><text:s text:c="12"/>4. extern int a =0;</text:span></text:p>
      <text:p text:style-name="P2"><text:span text:style-name="T1"><text:s text:c="12"/>5. static int a =0;</text:span></text:p>
      <text:p text:style-name="P2"><text:span text:style-name="T1"><text:s text:c="4"/>3. <text:s/>how will u access the static variable defined in one file from other file?</text:span></text:p>
      <text:p text:style-name="P2"><text:span text:style-name="T1"><text:s text:c="4"/>4. <text:s/>write a program to reverse bits in a <text:s/>byte??</text:span></text:p>
      <text:p text:style-name="P2"><text:span text:style-name="T1"><text:s text:c="4"/>5. <text:s/>segregate 0's and 1's in a array</text:span></text:p>
      <text:p text:style-name="P2"><text:span text:style-name="T1"><text:s text:c="9"/>ex :i/p : int arr[10] = {0,1,1,0,0,0,1,1,1}</text:span></text:p>
      <text:p text:style-name="P2"><text:span text:style-name="T1"><text:s text:c="14"/>o/p: int arr[10] = {0, 0 ,0 , 0, 1, 1, 1, 1, 1};</text:span></text:p>
      <text:p text:style-name="P2"><text:span text:style-name="T1"><text:s text:c="4"/>6. <text:s/>2 arrays are there in descending order get a resultant array in ascending <text:tab/>order.</text:span></text:p>
      <text:p text:style-name="P2"><text:span text:style-name="T1"><text:s text:c="4"/>7. <text:s/>int x = 0x12345678;</text:span></text:p>
      <text:p text:style-name="P2"><text:span text:style-name="T1"><text:s text:c="9"/>int y =0x12345678;</text:span></text:p>
      <text:p text:style-name="P2"><text:span text:style-name="T1"><text:s text:c="9"/>what is int z= x*y;</text:span></text:p>
      <text:p text:style-name="P2"><text:span text:style-name="T1"><text:s text:c="9"/>if overflow how will u avoid??</text:span></text:p>
      <text:p text:style-name="P2"><text:span text:style-name="T1"><text:s text:c="4"/>8. define a pointer to the address 0x1234 in RTOS?</text:span></text:p>
      <text:p text:style-name="P2"><text:span text:style-name="T1"><text:s text:c="4"/>9. a candle takes 1hr to burn completely how will u measure half an hour?</text:span></text:p>
      <text:p text:style-name="P2"><text:soft-page-break/><text:span text:style-name="T1"><text:s text:c="2"/>10. what is vfs?</text:span></text:p>
      <text:p text:style-name="P2"><text:span text:style-name="T1"><text:s text:c="2"/>11. what is toolchain?</text:span></text:p>
      <text:p text:style-name="P2"><text:span text:style-name="T1"><text:s text:c="2"/>12. difference between semaphore and mutex?</text:span></text:p>
      <text:p text:style-name="P2"><text:span text:style-name="T1"><text:s text:c="2"/>13. give real time example where <text:s text:c="2"/>u must use semaphore and u cannot use <text:s text:c="4"/><text:tab/>semaphore?</text:span></text:p>
      <text:p text:style-name="P2"><text:span text:style-name="T1"><text:s text:c="2"/>14. can u implement ur own message queue and if yes which is better?</text:span></text:p>
      <text:p text:style-name="P2"><text:span text:style-name="T1"><text:s text:c="2"/>15. write a program to read 1 bit and 2 bit and 4 bit in a buffer given?</text:span></text:p>
      <text:p text:style-name="P2"><text:span text:style-name="T1"><text:s text:c="2"/>16. reverse all the array elements?</text:span></text:p>
      <text:p text:style-name="P2"/>
      <text:p text:style-name="P2"><text:span text:style-name="T3">Questions that were asked by the Adarsh M Jogur.</text:span></text:p>
      <text:p text:style-name="P2"><text:span text:style-name="T1"><text:s text:c="4"/></text:span></text:p>
      <text:p text:style-name="P2"><text:span text:style-name="T1"><text:s text:c="4"/>1. What is polymorphism? What is friend function? ( For CS students only).</text:span></text:p>
      <text:p text:style-name="P2"><text:span text:style-name="T1"><text:s text:c="4"/>2. What is SDLC? What are the phases in it?What is the importance of <text:tab/>SDLC? Have you used it in your project?</text:span></text:p>
      <text:p text:style-name="P2"><text:span text:style-name="T1"><text:s text:c="9"/>What is SRS? What is requirement specification?</text:span></text:p>
      <text:p text:style-name="P2"><text:span text:style-name="T1"><text:s text:c="4"/>3. What is virtual memory?</text:span></text:p>
      <text:p text:style-name="P2"><text:span text:style-name="T1"><text:s text:c="4"/>4. What does grep command do?How will you rename a file in directory ? <text:tab/>which command you will use ?</text:span></text:p>
      <text:p text:style-name="P2"><text:span text:style-name="T1"><text:s text:c="12"/>i.e., you are having file.c file2.c file3.c in a directory.</text:span></text:p>
      <text:p text:style-name="P2"><text:span text:style-name="T1"><text:s text:c="4"/>5. What are parameters passed to socket? Explain functions used in socket <text:tab/>programming?</text:span></text:p>
      <text:p text:style-name="P2"><text:span text:style-name="T1"><text:s text:c="4"/>6. What is passive socket? What type of socket will be there in servers??</text:span></text:p>
      <text:p text:style-name="P2"><text:span text:style-name="T1"><text:s text:c="4"/>7. What is handler? Where it is used?</text:span></text:p>
      <text:p text:style-name="P2"><text:span text:style-name="T1"><text:s text:c="4"/>8. Give some scenarios. where you will prefer to use message queue and <text:tab/>where will you use shared memory?</text:span></text:p>
      <text:p text:style-name="P2"><text:span text:style-name="T1"><text:s text:c="4"/>9. <text:s/>How will you set priority ??</text:span></text:p>
      <text:p text:style-name="P2"><text:span text:style-name="T1"><text:s text:c="4"/>10. What is the o/p :</text:span></text:p>
      <text:p text:style-name="P2"><text:span text:style-name="T1"><text:s text:c="11"/>1. <text:s/>int i = 5;</text:span></text:p>
      <text:p text:style-name="P2"><text:span text:style-name="T1"><text:s text:c="16"/>printf("%d %d %d",i++ , i++, ++i);</text:span></text:p>
      <text:p text:style-name="P2"/>
      <text:p text:style-name="P2"><text:span text:style-name="T1"><text:s text:c="12"/>2. int i = 5 , j = 5 , y;</text:span></text:p>
      <text:p text:style-name="P2"/>
      <text:p text:style-name="P2"><text:span text:style-name="T1"><text:s text:c="16"/>int x = ++i + ++i + ++i;</text:span></text:p>
      <text:p text:style-name="P2"><text:span text:style-name="T1"><text:s text:c="16"/>y = ++j + ++j + ++j;</text:span></text:p>
      <text:p text:style-name="P2"><text:span text:style-name="T1"><text:s text:c="16"/>print(x,y,i,j)</text:span></text:p>
      <text:p text:style-name="P2"><text:span text:style-name="T1"><text:s text:c="4"/>11. Implement your own sizeof() operator.</text:span></text:p>
      <text:p text:style-name="P2"><text:span text:style-name="T1"><text:s text:c="4"/>12. What is Storage class?Types of storage class??</text:span></text:p>
      <text:p text:style-name="P2"><text:span text:style-name="T1"><text:s text:c="4"/>13. Why we need stack or stack frame??</text:span></text:p>
      <text:p text:style-name="P2"><text:span text:style-name="T1"><text:s text:c="4"/>14. What is union??Give real time example where it is used?</text:span></text:p>
      <text:p text:style-name="P2"><text:span text:style-name="T1"><text:s text:c="4"/>15. Difference between macro and inline function?How does exactly inline <text:tab/>function works for short code and lengthy code?</text:span></text:p>
      <text:p text:style-name="P2"><text:span text:style-name="T1"><text:s text:c="4"/>16. What is linking?Explain linking phase in detail.</text:span></text:p>
      <text:p text:style-name="P2"><text:soft-page-break/><text:span text:style-name="T1"><text:s text:c="4"/>17. How will you use typedef? For union and structure within union.</text:span></text:p>
      <text:p text:style-name="P2"><text:span text:style-name="T1"><text:s text:c="4"/>18. WAP to count the number of cleared bits ??</text:span></text:p>
      <text:p text:style-name="P2"><text:span text:style-name="T1"><text:s text:c="12"/>ex: <text:s text:c="2"/>int a = 0xCF;</text:span></text:p>
      <text:p text:style-name="P2"><text:span text:style-name="T1"><text:s text:c="15"/>cleared bits only in this number. (i.e., 2) and for 0XCCC it sould be 6.</text:span></text:p>
      <text:p text:style-name="P2"><text:span text:style-name="T1"><text:s text:c="4"/>19. WAP to process the given input. Each bit should be checked whether it is <text:tab/>1 or 0. and o/p should be alternative 0's and 1's.</text:span></text:p>
      <text:p text:style-name="P2"/>
      <text:p text:style-name="P2"/>
      <text:p text:style-name="P2"><text:span text:style-name="T3">Questions that were asked by the Vrishabhendra I Patil.</text:span></text:p>
      <text:p text:style-name="P2"/>
      <text:p text:style-name="P2"/>
      <text:p text:style-name="P2"><text:span text:style-name="T1">1. <text:s text:c="2"/>Structures and unions with examples.</text:span></text:p>
      <text:p text:style-name="P2"><text:span text:style-name="T1">2. <text:s text:c="2"/>Why to use structure padding and packing.</text:span></text:p>
      <text:p text:style-name="P2"><text:span text:style-name="T1">3. <text:s text:c="2"/>Interrupts and exceptions.</text:span></text:p>
      <text:p text:style-name="P2"><text:span text:style-name="T1">4. <text:s text:c="2"/>Explain stack creation of a function(function call).</text:span></text:p>
      <text:p text:style-name="P2"><text:span text:style-name="T1">5. <text:s text:c="2"/>Explain ROM, PROM, EPROM, EEPROM, RAM, SRAM, DRAM, cache, flash.</text:span></text:p>
      <text:p text:style-name="P2"><text:span text:style-name="T1">6. <text:s text:c="2"/>What is Spin lock.</text:span></text:p>
      <text:p text:style-name="P2"><text:span text:style-name="T1">7. <text:s text:c="2"/>Memory synchronization methods.</text:span></text:p>
      <text:p text:style-name="P2"><text:span text:style-name="T1">8. <text:s text:c="2"/>Explain Mutex and semaphore.</text:span></text:p>
      <text:p text:style-name="P2"><text:span text:style-name="T1">9. <text:s text:c="2"/>Implement your sizeof function.</text:span></text:p>
      <text:p text:style-name="P2"><text:span text:style-name="T1">10. Volatile and Const volatile.</text:span></text:p>
      <text:p text:style-name="P2"><text:span text:style-name="T1">11. Function pointers.</text:span></text:p>
      <text:p text:style-name="P2"><text:span text:style-name="T1">12. What is void *</text:span></text:p>
      <text:p text:style-name="P2"><text:span text:style-name="T1">13. Given 2 bit positions d and s in a number n swap the bit values between s and d with validation.(macro)</text:span></text:p>
      <text:p text:style-name="P2"><text:span text:style-name="T1">14. What is maximum number of tasks can be used for a shared memory using counting semaphore synchronization.(cat /proc/sys/kernel/sem)</text:span></text:p>
      <text:p text:style-name="P2"><text:span text:style-name="T1">15. Write a macro to divide 2 numbers with validations.</text:span></text:p>
      <text:p text:style-name="P2"><text:span text:style-name="T1"/></text:p>
      <text:p text:style-name="P7"/>
      <text:p text:style-name="P8"><text:s/>16. What is the difference between inline function and macro with example.</text:p>
      <text:p text:style-name="P8"><text:s/>17. What is the difference between union and structure? Real time example for union.</text:p>
      <text:p text:style-name="P8"><text:s/>18. Building a Process.</text:p>
      <text:p text:style-name="P8"><text:s/>19. What is function pointer? Give an example.</text:p>
      <text:p text:style-name="P8"><text:s/>20. Difference between typedef and macro.</text:p>
      <text:p text:style-name="P8"><text:s/>21. WAP to count the set bits and clear bits.</text:p>
      <text:p text:style-name="P8"><text:s/>22. Write a Makefile and explain the same.</text:p>
      <text:p text:style-name="P8"><text:s/>23. What is VAS and why we need it?</text:p>
      <text:p text:style-name="P8"><text:s/>24. What is SDLC? Explain SDLC models.</text:p>
      <text:p text:style-name="P4"><text:span text:style-name="T5"/></text:p>
      <text:p text:style-name="P4"><text:span text:style-name="T3">Questions that were asked by the Pankaja N Ashtaputre.</text:span></text:p>
      <text:p text:style-name="P2"><text:soft-page-break/></text:p>
      <text:p text:style-name="P2"/>
      <text:p text:style-name="P2"><text:span text:style-name="T1">1. <text:s/>What will grep command do?</text:span></text:p>
      <text:p text:style-name="P2"><text:span text:style-name="T1">2. <text:s/>What is stdout and stderr?</text:span></text:p>
      <text:p text:style-name="P2"><text:span text:style-name="T1">3. <text:s/>Difference between message queue and shared memory.</text:span></text:p>
      <text:p text:style-name="P2"><text:span text:style-name="T1">4. <text:s/>All IPC infrastructures.</text:span></text:p>
      <text:p text:style-name="P2"><text:span text:style-name="T1">5. <text:s/>SDLC models and definitions.</text:span></text:p>
      <text:p text:style-name="P2"><text:span text:style-name="T1">6. <text:s/>Real time applications of message queue and semaphores.</text:span></text:p>
      <text:p text:style-name="P2"><text:span text:style-name="T1"/></text:p>
      <text:p text:style-name="P3"><text:span text:style-name="T2">7. <text:s/>What is the output?</text:span></text:p>
      <text:p text:style-name="P5"><text:span text:style-name="T1"><text:s text:c="9"/>int main(void)</text:span></text:p>
      <text:p text:style-name="P5"><text:span text:style-name="T1"><text:s text:c="8"/>{</text:span></text:p>
      <text:p text:style-name="P5"><text:span text:style-name="T1"><text:s text:c="12"/>char c = 127;</text:span></text:p>
      <text:p text:style-name="P5"><text:span text:style-name="T1"><text:s text:c="12"/>printf("%d\n", c);</text:span></text:p>
      <text:p text:style-name="P5"><text:span text:style-name="T1"><text:s text:c="12"/>printf("%d\n", c);</text:span></text:p>
      <text:p text:style-name="P5"><text:span text:style-name="T1"><text:s text:c="12"/>return 0;</text:span></text:p>
      <text:p text:style-name="P5"><text:span text:style-name="T1"><text:s text:c="8"/>}</text:span></text:p>
      <text:p text:style-name="P5"><text:span text:style-name="T1"><text:s text:c="4"/>8. Which command will you use to rename the multiple files in a directory?</text:span></text:p>
      <text:p text:style-name="P5"><text:span text:style-name="T1"><text:s text:c="4"/>9. What is grep command?</text:span></text:p>
      <text:p text:style-name="P5"><text:span text:style-name="T1"><text:s text:c="4"/>10. What are the types of kernel? Explain.</text:span></text:p>
      <text:p text:style-name="P5"><text:span text:style-name="T1"><text:s text:c="4"/>11. Define process and task.</text:span></text:p>
      <text:p text:style-name="P5"><text:span text:style-name="T1"><text:s text:c="4"/>12. Difference between message queue and pipe.</text:span></text:p>
      <text:p text:style-name="P5"><text:span text:style-name="T1"><text:s text:c="4"/>13. Implement your own sizeof() oper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41:07.444568108</meta:creation-date>
    <dc:date>2016-10-24T12:08:32.954427868</dc:date>
    <meta:editing-duration>PT16M30S</meta:editing-duration>
    <meta:editing-cycles>4</meta:editing-cycles>
    <meta:generator>LibreOffice/4.2.4.2$Linux_x86 LibreOffice_project/420m0$Build-2</meta:generator>
    <meta:document-statistic meta:table-count="0" meta:image-count="0" meta:object-count="0" meta:page-count="4" meta:paragraph-count="119" meta:word-count="942" meta:character-count="5605" meta:non-whitespace-character-count="4166"/>
  </office:meta>
</office:document-meta>
</file>